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No_20_Spacing">
      <style:text-properties style:font-name="Georgia" fo:font-size="12pt" style:font-size-asian="12pt" style:font-name-complex="Times New Roman" style:font-size-complex="12pt"/>
    </style:style>
    <style:style style:name="P2" style:family="paragraph" style:parent-style-name="No_20_Spacing">
      <style:paragraph-properties fo:text-align="center" style:justify-single-word="false"/>
      <style:text-properties style:font-name="Georgia" fo:font-size="14pt" fo:font-weight="bold" style:font-size-asian="14pt" style:font-weight-asian="bold" style:font-name-complex="Times New Roman" style:font-size-complex="14pt" style:font-weight-complex="bold"/>
    </style:style>
    <style:style style:name="P3" style:family="paragraph" style:parent-style-name="No_20_Spacing">
      <style:paragraph-properties fo:text-align="center" style:justify-single-word="false"/>
      <style:text-properties style:font-name="Georgia" fo:font-size="14pt" style:text-underline-style="none" fo:font-weight="bold" style:font-size-asian="14pt" style:font-weight-asian="bold" style:font-name-complex="Times New Roman" style:font-size-complex="14pt" style:font-weight-complex="bold"/>
    </style:style>
    <style:style style:name="P4" style:family="paragraph" style:parent-style-name="No_20_Spacing">
      <style:paragraph-properties fo:text-align="start" style:justify-single-word="false"/>
      <style:text-properties style:font-name="Georgia" fo:font-size="10.5pt" style:font-size-asian="10.5pt" style:font-name-complex="Times New Roman" style:font-size-complex="10.5pt"/>
    </style:style>
    <style:style style:name="P5" style:family="paragraph" style:parent-style-name="No_20_Spacing">
      <style:paragraph-properties fo:text-align="start" style:justify-single-word="false"/>
      <style:text-properties style:font-name="Georgia" fo:font-size="10.5pt" fo:font-weight="bold" style:font-size-asian="10.5pt" style:font-weight-asian="bold" style:font-name-complex="Times New Roman" style:font-size-complex="10.5pt" style:font-weight-complex="bold"/>
    </style:style>
    <style:style style:name="P6" style:family="paragraph" style:parent-style-name="No_20_Spacing">
      <style:paragraph-properties fo:text-align="start" style:justify-single-word="false"/>
      <style:text-properties style:font-name="Georgia" fo:font-size="10.5pt" style:text-underline-style="none" style:font-size-asian="10.5pt" style:font-name-complex="Times New Roman" style:font-size-complex="10.5pt"/>
    </style:style>
    <style:style style:name="P7" style:family="paragraph" style:parent-style-name="No_20_Spacing">
      <style:paragraph-properties fo:text-align="center" style:justify-single-word="false"/>
      <style:text-properties style:font-name="Georgia" fo:font-size="10.5pt" style:text-underline-style="none" style:font-size-asian="10.5pt" style:font-name-complex="Times New Roman" style:font-size-complex="10.5pt"/>
    </style:style>
    <style:style style:name="P8" style:family="paragraph" style:parent-style-name="No_20_Spacing">
      <style:paragraph-properties fo:text-align="center" style:justify-single-word="false"/>
      <style:text-properties style:font-name="Georgia" fo:font-size="10.5pt" style:text-underline-style="none" fo:font-weight="bold" style:font-size-asian="10.5pt" style:font-weight-asian="bold" style:font-name-complex="Times New Roman" style:font-size-complex="10.5pt" style:font-weight-complex="bold"/>
    </style:style>
    <style:style style:name="P9" style:family="paragraph" style:parent-style-name="Standard">
      <style:paragraph-properties fo:margin-top="0in" fo:margin-bottom="0in" fo:line-height="100%"/>
      <style:text-properties style:font-name="Georgia" fo:font-size="12pt" style:font-size-asian="12pt" style:font-size-complex="12pt"/>
    </style:style>
    <style:style style:name="P10" style:family="paragraph" style:parent-style-name="No_20_Spacing">
      <style:paragraph-properties fo:margin-left="0in" fo:margin-right="0in" fo:text-indent="0in" style:auto-text-indent="false"/>
      <style:text-properties style:font-name="Georgia" fo:font-size="12pt" style:font-size-asian="12pt" style:font-name-complex="Times New Roman" style:font-size-complex="12pt"/>
    </style:style>
    <style:style style:name="P11" style:family="paragraph" style:parent-style-name="No_20_Spacing" style:master-page-name="Standard">
      <style:paragraph-properties fo:text-align="start" style:justify-single-word="false" style:page-number="auto"/>
      <style:text-properties style:font-name="Georgia" fo:font-size="10.5pt" fo:font-weight="normal" style:font-size-asian="10.5pt" style:font-weight-asian="normal" style:font-name-complex="Times New Roman" style:font-size-complex="10.5pt" style:font-weight-complex="normal"/>
    </style:style>
    <style:style style:name="P12" style:family="paragraph" style:parent-style-name="No_20_Spacing">
      <style:paragraph-properties fo:text-align="start" style:justify-single-word="false"/>
      <style:text-properties style:font-name="Georgia" fo:font-size="10.5pt" style:font-size-asian="10.5pt" style:font-name-complex="Times New Roman" style:font-size-complex="10.5pt"/>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position="super 58%" style:text-underline-style="none"/>
    </style:style>
    <style:style style:name="T4" style:family="text">
      <style:text-properties fo:font-weight="normal" style:font-weight-asian="normal" style:font-weight-complex="normal"/>
    </style:style>
    <style:style style:name="T5" style:family="text">
      <style:text-properties fo:font-size="10.5pt" style:font-size-asian="10.5pt" style:font-size-complex="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tab/>I am honored to be here today and present a short message. This message is actually the main purpose of this entire program. We have a group of individuals in this church who care so much about your eternal condition that they have agreed to come together and share a love of archery as an attraction to get you all here just so that they can share this simple Gospel message and I am the one chosen to be up here. I am truly blessed!</text:p>
      <text:p text:style-name="P5"><text:span text:style-name="T4"><text:s/></text:span><text:tab/></text:p>
      <text:p text:style-name="P2">Why Does God Send People to Hell?</text:p>
      <text:p text:style-name="P2"/>
      <text:p text:style-name="P4"><text:tab/>Hell was not prepared for man. In Matthew 25 Jesus said that it was prepared for the devil and his angles. Heaven is what God prepared for mankind. </text:p>
      <text:p text:style-name="P4"><text:tab/>Man was made perfect and placed in a perfect environment. Both Adam and Eve met and talked with God, face to face,daily. In this perfect place God allowed a competitor for His love. He wanted us to choose Him from a level playing field. Adam and Eve were given full run of the Garden of Eden with one rule: “<text:span text:style-name="T1">Don't eat of this tree</text:span>!” The penalty for eating of the tree was death. The reward for not eating of the tree was eternal life in an idyllic world. <text:span text:style-name="T1">What Would you pick from that list</text:span>?</text:p>
      <text:p text:style-name="P4"><text:tab/>They picked: “<text:span text:style-name="T1">Eat and die.”</text:span><text:span text:style-name="T2"> The result was a death sentence for </text:span></text:p>
      <text:p text:style-name="P6">themselves and their off spring. That is where death came from and since they choose to obey satan then they choose to live where he dwells. </text:p>
      <text:p text:style-name="P4"><text:span text:style-name="T2"><text:tab/>Immediately God demonstrated that a life would die when He sacrificed lambs to atone for their sin and clothed them in the skins of the lambs. This was the first picture of God's permanent plan which is revealed in Genesis the 3</text:span><text:span text:style-name="T3">rd</text:span><text:span text:style-name="T2"> chapter. His plan was to send a savior to take their punishment for them. Throughout the entire Old Testament we can see God moving to prepare for the day that He would send a sinless redeemer. He promised to provide a redeemer by planting His seed in a woman.</text:span></text:p>
      <text:p text:style-name="P6"><text:tab/>In the Gospels of Matthew and Luke we can read about the virgin birth of Christ. He lived a sinless life, preached a simple message of “Come and follow me...” and was crucified by the very people who claimed to be the Biblical experts regarding His coming. </text:p>
      <text:p text:style-name="P6"><text:tab/>His death devastated His followers. They ran in fear of the Roman Government and many probably thought that they had been deceived. Three days after they placed him in the tomb (which was sealed and guarded by Roman soldiers) the tomb opened up and Jesus arose from the dead.</text:p>
      <text:p text:style-name="P8"/>
      <text:p text:style-name="P8"/>
      <text:p text:style-name="P8"/>
      <text:p text:style-name="P8"/>
      <text:p text:style-name="P3">What does this have to do with you today?</text:p>
      <text:p text:style-name="P7"><text:s/></text:p>
      <text:p text:style-name="P6"><text:tab/>One day I was calling an insurance company. I was distracted when the phone was answered by one of those machines when I focused on what the machine was telling me I couldn't understand a word. It was speaking to me in Spanish. Why did it do that? Because I failed to listen to the direction: “For English press 1.” It is possible that you are here now and don't understand why a good God would send people to hell because you have not heard that God has provided the only way out of hell. He wants you in heaven and has been busy preparing a place for you.</text:p>
      <text:p text:style-name="P6"><text:tab/><text:span text:style-name="T1">God does not send people to hell</text:span>! <text:s/>You and I are born with a free will. Heaven is a choice. Hell awaits only those who who fail to choose heaven. <text:s/></text:p>
      <text:p text:style-name="P4"><text:span text:style-name="T2"><text:tab/>You may be here today thinking that as a good person I am probably going to heaven but that is not true. The scriptures clearly tell us in Romans 3:23 that all of us have sinned. Then in Romans 6:23 we learn that the wages of our sin is death (just as it was in the Garden of Eden). However we learn in Romans 10:9 &amp; 10 that we need to confess our sin and God's promise is to forgive us and adopt us into His family. He has prepared a place for you in eternity. His desire today is that you will accept His offer of forgiveness of sin and eternal life with Him. </text:span></text:p>
      <text:p text:style-name="P4"><text:span text:style-name="T2"><text:tab/>Would you please bow your head with me? </text:span></text:p>
      <text:p text:style-name="P1"/>
      <text:p text:style-name="P10"/>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2</meta:editing-cycles>
    <meta:creation-date>2014-03-28T17:34:00</meta:creation-date>
    <dc:date>2019-02-16T16:34:08.12</dc:date>
    <meta:editing-duration>PT3H20M35S</meta:editing-duration>
    <meta:generator>OpenOffice/4.1.3$Win32 OpenOffice.org_project/413m1$Build-9783</meta:generator>
    <meta:document-statistic meta:table-count="0" meta:image-count="0" meta:object-count="0" meta:page-count="1" meta:paragraph-count="16" meta:word-count="711" meta:character-count="369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